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Trebuchet MS" svg:font-family="'Trebuchet MS', Tahom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es" fo:country="ES"/>
    </style:style>
    <style:style style:name="P2" style:family="paragraph" style:parent-style-name="Text_20_body">
      <style:text-properties fo:font-variant="normal" fo:text-transform="none" fo:color="#000000" style:font-name="Times New Roman" fo:font-size="14pt" fo:letter-spacing="normal" fo:language="es" fo:country="ES" fo:font-style="normal" fo:font-weight="normal"/>
    </style:style>
    <style:style style:name="P3" style:family="paragraph" style:parent-style-name="Text_20_body">
      <style:text-properties fo:font-variant="normal" fo:text-transform="none" fo:color="#333333" style:font-name="Trebuchet MS" fo:font-size="10.5pt" fo:letter-spacing="normal" fo:language="es" fo:country="ES" fo:font-style="normal" fo:font-weight="normal"/>
    </style:style>
    <style:style style:name="T1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Es común distinguir entre tres diferentes tipos de datos: los estructurados, los semi-estructurados y los no estructurados.</text:p>
      <text:p text:style-name="P1">En </text:p>
      <text:p text:style-name="P1">Esta información es resultado de la que las personas incorporan o en su caso producen.</text:p>
      <text:p text:style-name="P1">Las convenciones tipográficas junto con el conocimiento del lenguaje natural de los documentos, por ejemplo, correctos desde la perspectiva de lingüística o incluso desde la perspectiva gráfica, permiten identificar las partes de contenido de un libro.</text:p>
      <text:p text:style-name="P2"/>
      <text:p text:style-name="P2">Fondo y Forma</text:p>
      <text:p text:style-name="P2">La información existente en Internet (por ejemplo, un artículo de Wikipedia, las entradas de un diccionario) tiene una estructura, que ayuda a comprender su significado.</text:p>
      <text:p text:style-name="P2">Algunas veces la forma o formato de un documento, por ejemplo, la tipografía empleada, la disposición de secciones ayudan a comprender el fondo o significado que tiene el documento. </text:p>
      <text:p text:style-name="P2">Este análisis es generalmente intuitivo para los seres humanos, ya que es como normalmente se consultan los libros. Sin embargo, su procesamiento automático no es tan trivial.</text:p>
      <text:p text:style-name="P2"/>
      <text:p text:style-name="P2">Estructura</text:p>
      <text:p text:style-name="P2"/>
      <text:p text:style-name="P2"/>
      <text:p text:style-name="P3">These summaries are snippets of the web page (thus extractive, not abstractive) that are generated to relate to the user's query (thus query-based, not generic).</text:p>
      <text:p text:style-name="P3"/>
      <text:p text:style-name="P3">Artículos de Wikipedia</text:p>
      <text:p text:style-name="P3">Formato</text:p>
      <text:p text:style-name="P3"/>
      <text:p text:style-name="P3">Manual de Estilo (Manual of Style MoS<text:note text:id="ftn1" text:note-class="footnote"><text:note-citation>1</text:note-citation><text:note-body><text:p text:style-name="Footnote"><text:bookmark text:name="firstHeading"/><text:span text:style-name="T1">Wikipedia:Manual of Style</text:span> <text:a xlink:type="simple" xlink:href="http://en.wikipedia.org/wiki/Wikipedia:Manual_of_Style">http://en.wikipedia.org/wiki/Wikipedia:Manual_of_Style</text:a></text:p></text:note-body></text:note>) Proporciona la información sobre el formato de los artículos en general y de los artículos biográficos.</text:p>
      <text:p text:style-name="P3">El manual de estilo es importante debido a la naturaleza colaborativa de la Wikipedia.</text:p>
      <text:p text:style-name="P3">Esta característica de acuerdo a (ELENA FILATOVA) ha sido aprovechada en el PL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Trebuchet MS" svg:font-family="'Trebuchet MS', Tahoma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na </meta:initial-creator>
    <meta:creation-date>2012-10-15T14:14:54</meta:creation-date>
    <dc:date>2013-02-12T15:19:42</dc:date>
    <meta:editing-duration>PT8M18S</meta:editing-duration>
    <meta:editing-cycles>6</meta:editing-cycles>
    <meta:generator>LibreOffice/3.5$Linux_X86_64 LibreOffice_project/350m1$Build-2</meta:generator>
    <dc:creator>Reyna </dc:creator>
    <meta:document-statistic meta:table-count="0" meta:image-count="0" meta:object-count="0" meta:page-count="1" meta:paragraph-count="16" meta:word-count="239" meta:character-count="1593" meta:non-whitespace-character-count="1369"/>
  </office:meta>
</office:document-meta>
</file>